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6">
      <style:table-cell-properties style:vertical-align="automatic"/>
    </style:style>
    <style:style style:name="ce3" style:family="table-cell" style:parent-style-name="Default" style:data-style-name="N0">
      <style:table-cell-properties style:vertical-align="automatic"/>
    </style:style>
    <style:style style:name="co1" style:family="table-column">
      <style:table-column-properties fo:break-before="auto" style:column-width="4.23333333333333cm"/>
    </style:style>
    <style:style style:name="co2" style:family="table-column">
      <style:table-column-properties fo:break-before="auto" style:column-width="49.05375cm" style:use-optimal-column-width="true"/>
    </style:style>
    <style:style style:name="co3" style:family="table-column">
      <style:table-column-properties fo:break-before="auto" style:column-width="2.83104166666667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spostas_ao_formulário_1" table:style-name="ta1">
        <table:table-column table:style-name="co1" table:number-columns-repeated="2" table:default-cell-style-name="ce1"/>
        <table:table-column table:style-name="co1" table:default-cell-style-name="ce1" table:visibility="collapse"/>
        <table:table-column table:style-name="co1" table:default-cell-style-name="ce1"/>
        <table:table-column table:style-name="co2" table:default-cell-style-name="ce1"/>
        <table:table-column table:style-name="co1" table:number-columns-repeated="9" table:default-cell-style-name="ce1"/>
        <table:table-column table:style-name="co3" table:number-columns-repeated="1010" table:default-cell-style-name="ce1"/>
        <table:table-column table:style-name="co4" table:number-columns-repeated="15360" table:default-cell-style-name="ce1"/>
        <table:table-row table:style-name="ro1">
          <table:table-cell office:value-type="string" table:style-name="ce1">
            <text:p>Carimbo de data/hora</text:p>
          </table:table-cell>
          <table:table-cell office:value-type="string" table:style-name="ce1">
            <text:p>Submission ID (skip this field)</text:p>
          </table:table-cell>
          <table:table-cell office:value-type="string" table:style-name="ce1">
            <text:p>Nome</text:p>
          </table:table-cell>
          <table:table-cell office:value-type="string" table:style-name="ce1">
            <text:p>Matrícula na UFC</text:p>
          </table:table-cell>
          <table:table-cell office:value-type="string" table:style-name="ce1">
            <text:p>[Q1 - 3,0 ptos] Quais são, e o que representam, cada uma das variáveis envolvidas na janela de transmissão e de recepção do protocolo Selective Repeat ARQ?</text:p>
          </table:table-cell>
          <table:table-cell office:value-type="string" table:style-name="ce1">
            <text:p>[Q2- 3,0 ptos] A colisão no CSMA geralmente envolve 5 (cinco) tempos distintos. Explique o motivo disso</text:p>
          </table:table-cell>
          <table:table-cell office:value-type="string" table:style-name="ce1">
            <text:p>[Q3- 1,0 pto] O que é fator de reuso de frequência das redes de telefonia celular?</text:p>
          </table:table-cell>
          <table:table-cell office:value-type="string" table:style-name="ce1">
            <text:p>[Q4- 3,0 ptos] Na Figura adiante é apresentado um fluxograma de operação do CSMA/CD. Informe o que acontece nos campos 1, 2, 3 e 4 abaixo:</text:p>
          </table:table-cell>
          <table:table-cell table:number-columns-repeated="16376"/>
        </table:table-row>
        <table:table-row table:style-name="ro1">
          <table:table-cell office:value-type="date" office:date-value="2021-03-17T11:33:53" table:style-name="ce2">
            <text:p>3/17/2021 11:33:53</text:p>
          </table:table-cell>
          <table:table-cell office:value-type="string" table:style-name="ce3">
            <text:p>G9yjKpzBNGSBihlC</text:p>
          </table:table-cell>
          <table:table-cell table:style-name="ce1"/>
          <table:table-cell office:value-type="float" office:value="411358" table:style-name="ce3">
            <text:p>411358</text:p>
          </table:table-cell>
          <table:table-cell office:value-type="string" table:style-name="ce3">
            <text:p>Na janela de transmissão há três variáveis Sf (Posição do primeiro frame), S (Posição do frame atual) e Sl (Posição do último frame), já na janela de recepção existem duas variáveis Rf(Posição do primeiro frame que pode ser aceito) e Rl(Posição do último frame que pode ser aceito).</text:p>
          </table:table-cell>
          <table:table-cell office:value-type="string" table:style-name="ce3">
            <text:p>Considerando dois dispositivos se comunicando, uma colisão pode ser vista da seguinte maneira:</text:p>
            <text:p>Tempo 1: Envio de frame por A</text:p>
            <text:p>Tempo 2: Envio de frame por B sem conhecimento que A estava enviando um frame</text:p>
            <text:p>Tempo 3: Colisão entre os frames</text:p>
            <text:p>Tempo 4: Sinal de colisão chega em B</text:p>
            <text:p>Tempo 5: Sinal de colisão chega em A</text:p>
          </table:table-cell>
          <table:table-cell office:value-type="string" table:style-name="ce3">
            <text:p>É número de células que utilizam frequências diferentes, essas células formam um cluster que depois é replicado para preencher a área de cobertura.</text:p>
          </table:table-cell>
          <table:table-cell office:value-type="string" table:style-name="ce3">
            <text:p>1: Aplicação de um método de persistência (1-persistent, nonpersistent ou p-persistent)</text:p>
            <text:p>2: Envio de um sinal de reforço, para identificar a colisão</text:p>
            <text:p>3: Incremento do número de tentativas</text:p>
            <text:p>4: Escolha de um número aleatório R entre 0 e 2^K - 1</text:p>
          </table:table-cell>
          <table:table-cell table:number-columns-repeated="16376"/>
        </table:table-row>
        <table:table-row table:style-name="ro1">
          <table:table-cell office:value-type="date" office:date-value="2021-03-17T13:07:15" table:style-name="ce2">
            <text:p>3/17/2021 13:07:15</text:p>
          </table:table-cell>
          <table:table-cell office:value-type="string" table:style-name="ce3">
            <text:p>mHbmfbeD9Vm33F0m</text:p>
          </table:table-cell>
          <table:table-cell table:style-name="ce1"/>
          <table:table-cell office:value-type="float" office:value="400820" table:style-name="ce3">
            <text:p>400820</text:p>
          </table:table-cell>
          <table:table-cell office:value-type="string" table:style-name="ce3">
            <text:p>no protocolo selective repeat arq são usadas janelas móveis de tamanho 2elevado a (n-1) para assim transmitir frames do transmissor para o receptor. As variáveis das janelas móveis no transmissor são: Sf, S e Sl que respectivamente significa a primeira variável (first) que marca o início da janela, a variável que atualmente está lendo o frame (S) e a variável que marca o final da janela (left). Já na janela do receptor tem a variável Rf que vai receber os frames e armazenar no receptor, logo o ponteiro R (atual) vai armazenando no próximo e comparando se o anterior (Rf) foi recebido. sendo que o receptor vai enviar ack se receber o frame e nak se não recebeu o frame. sendo na janela do receptor Rf o início e R o fim da janela.</text:p>
          </table:table-cell>
          <table:table-cell office:value-type="string" table:style-name="ce3">
            <text:p>por haver um pequeno atraso na comunicação, quando um dispositivo (A) enviar um frame no tempo 1 e o outro dispositivo (B) enviar outro frame no tempo 2 por perceber que não havia nenhuma transmissão, logo em um tempo 3 esses dois frames enviados vão colidir e um frame colidido vai chegar no tempo 4 para B e outro frame colidido para o A no tempo 5.</text:p>
          </table:table-cell>
          <table:table-cell office:value-type="string" table:style-name="ce3">
            <text:p>é a distância entre frequências iguais em células adjacentes, de forma que haja células que não interfira uma nas outras.</text:p>
          </table:table-cell>
          <table:table-cell office:value-type="string" table:style-name="ce3">
            <text:p>em 1: será aplicado um dos métodos de persistência (como 1-persistent, nonpersistente ou p-persistente) para assim detectar se a informação foi transmitida e após verificar se houve colisão, se houve então vai para 2.</text:p>
            <text:p>em 2: envia um sinal de reforço (amplificado), para avisar para todos não enviarem nada naquele momento pois há um sinal de colisão, e logo vai para 3.</text:p>
            <text:p>em 3: ele incrementa o contador k = k+1, verificando após se o K ainda é possível ser incrementado (geralmente 15 incrementações) e vai para 4 se puder ser incrementado.</text:p>
            <text:p>em 4: é escolhido um número aleatório R, entre 0 (zero) e (2 elevado a k)-1. para assim aguardar um tempo Tb.</text:p>
          </table:table-cell>
          <table:table-cell table:number-columns-repeated="16376"/>
        </table:table-row>
        <table:table-row table:style-name="ro1">
          <table:table-cell office:value-type="date" office:date-value="2021-03-17T13:21:31" table:style-name="ce2">
            <text:p>3/17/2021 13:21:31</text:p>
          </table:table-cell>
          <table:table-cell office:value-type="string" table:style-name="ce3">
            <text:p>xrJi5fddFz3F7SP5</text:p>
          </table:table-cell>
          <table:table-cell table:style-name="ce1"/>
          <table:table-cell office:value-type="float" office:value="392078" table:style-name="ce3">
            <text:p>392078</text:p>
          </table:table-cell>
          <table:table-cell office:value-type="string" table:style-name="ce3">
            <text:p>as variáveis S são responsáveis por enviar o frame</text:p>
            <text:p>Sf=enviado primeiro</text:p>
            <text:p>Sl=enviado por ultimo</text:p>
            <text:p>s=variável atual</text:p>
            <text:p>onde Sf e Sl, determinam a janela de transmissão</text:p>
            <text:p/>
            <text:p>as variáveis R são responsáveis por receber o sinal</text:p>
            <text:p>Rf=recebido primeiro (que recebe o pacote)</text:p>
            <text:p>Rl=recebido por ultimo</text:p>
            <text:p/>
            <text:p>As variáveis ACK e NACK servem para confirmar respectivamente, o recebimento e o não recebimento dos frames enviados por S, fazendo com que a operação continue no caso o frame x tenha sido recebido corretamente, neste caso é mandado um ACK, ou que seja reenviado o frame x caso seja perdido, no caso usa-se NACKx</text:p>
            <text:p>ACK = acknolegment (uma confirmação para que se possa s possa enviar o próximo pacote)</text:p>
            <text:p>NACK= aviso de não recebimento de pacote pelo R</text:p>
          </table:table-cell>
          <table:table-cell office:value-type="string" table:style-name="ce3">
            <text:p>A quantidade de tempo distintos depende da quantidade de equipamentos, por exemplo, supondo três equipamentos A, B e Z, a quantidade de tempos distintos envolvidos são 5. Onde t1 é o tempo em que o equipamento A transmite o pacote, t2 &gt; t1 é o tempo em que Z transmite o pacote. Isso acontece porque o equipamento Z acreditou que nenhum pacote já tinha sido enviado. Assim, em t3&gt;t2 o pacote de A colide com o pacote Z. Por fim, t4&gt;t3 é o tempo que o equipamento Z enxerga o sinal de colisão e em t5&gt;t4 é o tempo que A percebe a colisão.</text:p>
          </table:table-cell>
          <table:table-cell office:value-type="string" table:style-name="ce3">
            <text:p>o fator de reuso de frequência, é usado quando se tem uma grande área para cobrir com um sinal, logo em vez de uma célula de transmissão, são usadas mais células, contudo as frequências usadas em cada célula vizinha deve ser diferente para que não haja interferência na transmissão de dados, temos por exemplo o reuso fator 4, que é composto de células dispostas de maneira que entre duas células de frequência x, existe uma célula de frequência y. O reuso fator 7 por exemplo cobre uma área bem maior, e entre duas células de frequência x existem duas células de frequências y e z, dando uma melhor capacidade de segurança na transmissão de dados e de evitar interferências.</text:p>
          </table:table-cell>
          <table:table-cell office:value-type="string" table:style-name="ce3">
            <text:p>Campo 1: Acontece a aplicação de um dos métodos de persistência: Método Persistente, Método Não-persistente ou Método p-persistente.</text:p>
            <text:p>Campo 2: Após a colisão ser detectada, envia-se um sinal de reforço para amplificar o sinal de colisão, avisando para todos os equipamentos que naquele momento</text:p>
            <text:p>ocorreu uma colisão.</text:p>
            <text:p>Campo 3:Após a amplificação do sinal, o contador K é incrementado de +1, lembrando que o valor máximo a ser atingido para K é 15.</text:p>
            <text:p>Campo 4: Caso K seja menor que 15, escolhe-se um número aleatório R, entre 0 e (2^k)-1).</text:p>
          </table:table-cell>
          <table:table-cell table:number-columns-repeated="16376"/>
        </table:table-row>
        <table:table-row table:style-name="ro1">
          <table:table-cell office:value-type="date" office:date-value="2021-03-17T15:07:07" table:style-name="ce2">
            <text:p>3/17/2021 15:07:07</text:p>
          </table:table-cell>
          <table:table-cell office:value-type="string" table:style-name="ce3">
            <text:p>q8LHEIodIGpbogcb</text:p>
          </table:table-cell>
          <table:table-cell table:style-name="ce1"/>
          <table:table-cell office:value-type="float" office:value="427688" table:style-name="ce3">
            <text:p>427688</text:p>
          </table:table-cell>
          <table:table-cell office:value-type="string" table:style-name="ce3">
            <text:p>Para a janela de transmissão três variáveis definem seu tamanho e sua posição a qualquer momento. Chamamos essas variáveis de Sf (janela de transmissão, primeiro frame pendente), Sn (janela de transmissão, próximo frame a ser enviado) e Stamanho (janela de transmissão, tamanho). A variável Sf estabelece o número de seqüência que será atribuído ao próximo frame a ser enviado. Finalmente, a variável Stamanho define o tamanho da janela que, em nosso caso, é fixo.</text:p>
            <text:p>Para a janela de recepção temos duas variáveis denominadas Rn (Janela de recepção,</text:p>
            <text:p>próximo frame esperado) e Rtamanho(2^(m-1)).</text:p>
          </table:table-cell>
          <table:table-cell office:value-type="string" table:style-name="ce3">
            <text:p>A colisão no CSMA ocorre por causa de situações complexas e o protocolo Aloha não consegue trabalhar. A colisão ocorre nos tempos t1, t2, t3, t4, t5.</text:p>
            <text:p>No t1: o equipamento manda o pacote.</text:p>
            <text:p>No t2: acreditando que não havia ninguém transmitindo, o equp. z envia o pacote.</text:p>
            <text:p>No t3: ocorre a colisão do frame a com o frame z e ela se propaga para os t4 e t5.</text:p>
            <text:p>Considerando dois equipamentos.</text:p>
            <text:p>O porque de ter cinco tempos é que não basta somente escutar o meio, somente isso não o suficiente para garantir que não haverá colisão, chamamos esse tempo de janela de vulnerabilidade.</text:p>
          </table:table-cell>
          <table:table-cell office:value-type="string" table:style-name="ce3">
            <text:p>O fator de reutilização é o número de unidades no cluster: um fator de reutilização de 9 usa um cluster de 9 unidades, 12 usa um cluster de 12 unidades e assim por diante. Quanto maior o fator, maior o grau de reutilização, quanto menor o grau de reutilização, menor o fator. A consequência direta da reutilização de frequência em um sistema celular é que existem células que usam o mesmo conjunto de frequências.</text:p>
          </table:table-cell>
          <table:table-cell office:value-type="string" table:style-name="ce3">
            <text:p>1: Aqui o um dos métodos de persistência é aplicado, ele é chamado de (1-persistent, nonpersistent ou p-persistent).</text:p>
            <text:p>2: Aqui um sinal de interferência é enviado.</text:p>
            <text:p>3: k=k+1.</text:p>
            <text:p>4: Aqui um número randômico é escolhido (R entre 0 e 2^k - 1)</text:p>
          </table:table-cell>
          <table:table-cell table:number-columns-repeated="16376"/>
        </table:table-row>
        <table:table-row table:style-name="ro1">
          <table:table-cell office:value-type="date" office:date-value="2021-03-17T15:28:09" table:style-name="ce2">
            <text:p>3/17/2021 15:28:09</text:p>
          </table:table-cell>
          <table:table-cell office:value-type="string" table:style-name="ce3">
            <text:p>FVgBwulvhzs8gVe1</text:p>
          </table:table-cell>
          <table:table-cell table:style-name="ce1"/>
          <table:table-cell office:value-type="float" office:value="413067" table:style-name="ce3">
            <text:p>413067</text:p>
          </table:table-cell>
          <table:table-cell office:value-type="string" table:style-name="ce3">
            <text:p>Para a janela de transmissão três variáveis definem seu tamanho e sua posição a qualquer momento. Chamamos essas variáveis de Sf (janela de transmissão, primeiro frame pendente), Sn (janela de transmissão, próximo frame a ser enviado) e Stamanho (janela de transmissão, tamanho). A variável Sf estabelece o número de seqüência que será atribuído ao próximo frame a ser enviado. Finalmente, a variável Stamanho define o tamanho da janela que, em nosso caso, é fixo. Para a janela de recepção temos duas variáveis denominadas Rn (Janela de recepção, próximo frame esperado) e Rtamanho(2^(m-1)).</text:p>
          </table:table-cell>
          <table:table-cell office:value-type="string" table:style-name="ce3">
            <text:p>No protocolo ALOHA funcionava de forma bem simples não tendo eficiência com</text:p>
            <text:p>problemas mais complexos. Logo, surge o protocolo CSMA que consegue trabalhar com situações mais complexas, e assim aparecendo as colisões. A colisão ocorre nos tempos t1, t2, t3, t4, t5.</text:p>
            <text:p>t1 - O equipamento A transmite o pacote.</text:p>
            <text:p>t2 - O equipamento Z transmite o pacote, para ele não havia ocorrido nenhuma transmissão.</text:p>
            <text:p>t3 - O tempo que ocorreu a colisão do pacote de A com o de Z.</text:p>
            <text:p>t4 - Propaga para Z o sinal de colisão entre os pacotes.</text:p>
            <text:p>t5 - Propaga para A o sinal de colisão entre os pacotes.</text:p>
            <text:p/>
            <text:p>Tomando a relação abordada acima, o motivo para haver cinco tempos é que o protocolo CSMA se baseia no princípio "escutar antes de transmitir", não basta somente escutar o meio. Somente isso não é o suficiente para garantir que não haverá colisão, logo, esse tempo é chamado de janela de vulnerabilidade.</text:p>
          </table:table-cell>
          <table:table-cell office:value-type="string" table:style-name="ce3">
            <text:p>O fator de reuso é o número de células dentro do cluster (diferentes grupos de células):</text:p>
            <text:p>um fator de reuso 9 usa cluster com 9 células, o de 12 usa cluster com 12 células, etc.</text:p>
            <text:p>O fator de reuso N está relacionado com a razão de reuso d/r segundo a fórmula: (d/r)²=3N.</text:p>
            <text:p>Quanto maior o fator, maior o reuso, quanto menor o reuso, menor o fator, ou seja, são diretamente proporcionais. Uma consequência imediata do reuso de frequências num sistema celular é a existência de células que utilizem o mesmo grupo de frequências.</text:p>
          </table:table-cell>
          <table:table-cell office:value-type="string" table:style-name="ce3">
            <text:p>1- É aplicado um dos métodos de persistência (1-persistent, nonpersistent ou p-persistent).</text:p>
            <text:p>2- Envia um sinal de interferência, informa a todas as máquinas da ocorrência de uma colisão.</text:p>
            <text:p>3- K = K + 1.</text:p>
            <text:p>4- Escolhe um número randômico R entre 0 e 2^k - 1.</text:p>
          </table:table-cell>
          <table:table-cell table:number-columns-repeated="16376"/>
        </table:table-row>
        <table:table-row table:style-name="ro1">
          <table:table-cell office:value-type="date" office:date-value="2021-03-17T15:28:52" table:style-name="ce2">
            <text:p>3/17/2021 15:28:52</text:p>
          </table:table-cell>
          <table:table-cell office:value-type="string" table:style-name="ce3">
            <text:p>Zvpw8gj4lhVEzxNX</text:p>
          </table:table-cell>
          <table:table-cell table:style-name="ce1"/>
          <table:table-cell office:value-type="float" office:value="428131" table:style-name="ce3">
            <text:p>428131</text:p>
          </table:table-cell>
          <table:table-cell office:value-type="string" table:style-name="ce3">
            <text:p>Na janela de transmissão há três variáveis, Sf que indica o primeiro frame pendente, Sn, que indicia o próximo frame a ser enviado, e a Stamanho que define o tamanho da janela de transmissão. Na janela de recepção possui duas variáveis, uma para contar os frames para a receber, Rn e outra que define o tamanho da janela de recepção, a Rtamanho.</text:p>
          </table:table-cell>
          <table:table-cell office:value-type="string" table:style-name="ce3">
            <text:p>Os tempos envolvidos são t1 - estação A envia seus frames, t2 - Estação C não identificou o frame enviado por A por causa do tempo de vulnerabilidade que é igual ao tempo de propagação, realiza o método de persistência, e envia seu frame, ocorre a colisão t3 - C identifica que A enviou um frame e aborta seu envio, t4 - detecta colisão e aborta sua transmissão também. Esses são os tempos envolvidos, o t1, t2, tempo de propagação que é o mesmo que o tempo de vulnerabilidade onde ocorre a colisão também, t3 e t4.</text:p>
          </table:table-cell>
          <table:table-cell office:value-type="string" table:style-name="ce3">
            <text:p>O fator de reuso de frequência é o número de células dentro do cluster.</text:p>
          </table:table-cell>
          <table:table-cell office:value-type="string" table:style-name="ce3">
            <text:p>1 - Vai escolher um dos métodos para escutar a linha e transmitir o sinal(1-persistent, nonpersistent, p-persistent), 2 - envia sinal de interferência, 3 - incrementa 1 em K e o 4 - É gerar um tempo randômico para a estação esperar para escutar a tentar transmitir novamente e começar o ciclo novamente.</text:p>
          </table:table-cell>
          <table:table-cell table:number-columns-repeated="16376"/>
        </table:table-row>
        <table:table-row table:style-name="ro1">
          <table:table-cell office:value-type="date" office:date-value="2021-03-17T15:31:46" table:style-name="ce2">
            <text:p>3/17/2021 15:31:46</text:p>
          </table:table-cell>
          <table:table-cell office:value-type="string" table:style-name="ce3">
            <text:p>St2CxVLhoKAUmJhJ</text:p>
          </table:table-cell>
          <table:table-cell table:style-name="ce1"/>
          <table:table-cell office:value-type="float" office:value="427342" table:style-name="ce3">
            <text:p>427342</text:p>
          </table:table-cell>
          <table:table-cell office:value-type="string" table:style-name="ce3">
            <text:p>Transmissão:</text:p>
            <text:p>SF : início, 1° frame pendente;</text:p>
            <text:p>S : atual, frame a ser enviado;</text:p>
            <text:p>SL : fim, tamanho da janela, último frame;</text:p>
            <text:p/>
            <text:p>Recepção:</text:p>
            <text:p>RF : início, 1° frame a ser recebido da transmissão;</text:p>
            <text:p>RL : fim, último frame a ser recebido da transmissão;</text:p>
          </table:table-cell>
          <table:table-cell office:value-type="string" table:style-name="ce3">
            <text:p>No tempo t1 foi enviado o primeiro pacote;</text:p>
            <text:p>No tempo t2 &gt; t1 acreditando que não havia alguém transmitindo foi enviado o último pacote;</text:p>
            <text:p>No tempo t3 &gt; t2 e t3 &gt;t1 irá acontecer a colisão do primeiro pacote e do último pacote;</text:p>
            <text:p>O sinal de colisão vai se propagar, no tempo t4 o último equipamento recebe o sinal de colisão e no tempo de t5 o primeiro equipamento recebe o sinal de colisão.</text:p>
            <text:p/>
          </table:table-cell>
          <table:table-cell office:value-type="string" table:style-name="ce3">
            <text:p>O fator de reuso é o número de células dentro do cluster. O fator de reuso N está relacionado com a razão de reuso. Quanto maior o fator, maior o reuso, quanto menor o reuso, menor o fator.</text:p>
          </table:table-cell>
          <table:table-cell office:value-type="string" table:style-name="ce3">
            <text:p>1- aplica um dos métodos de persistência;</text:p>
            <text:p>2- envia um sinal de reforço para amplificar o sinal de colisão;</text:p>
            <text:p>3- incrementa um contador k = k+1;</text:p>
            <text:p>4- Escolhe um numero aleatório R entre 0 e (2^k)-1;</text:p>
          </table:table-cell>
          <table:table-cell table:number-columns-repeated="16376"/>
        </table:table-row>
        <table:table-row table:style-name="ro1">
          <table:table-cell office:value-type="date" office:date-value="2021-03-17T15:36:00" table:style-name="ce2">
            <text:p>3/17/2021 15:36:00</text:p>
          </table:table-cell>
          <table:table-cell office:value-type="string" table:style-name="ce3">
            <text:p>y7f9Vw8EWcbozack</text:p>
          </table:table-cell>
          <table:table-cell table:style-name="ce1"/>
          <table:table-cell office:value-type="float" office:value="428194" table:style-name="ce3">
            <text:p>428194</text:p>
          </table:table-cell>
          <table:table-cell office:value-type="string" table:style-name="ce3">
            <text:p>Janela de transmissão:</text:p>
            <text:p>SF - Janela de transmissão, primeiro frame pendente</text:p>
            <text:p>S - Janela de transmissão, próximo frame pendente</text:p>
            <text:p>SL - Tamanho da janela</text:p>
            <text:p>Janela de recepção:</text:p>
            <text:p>RF - Janela de recepção, próximo frame esperado</text:p>
            <text:p>RL - Ultimo frame a ser recebido.</text:p>
          </table:table-cell>
          <table:table-cell office:value-type="string" table:style-name="ce3">
            <text:p>no instante t1 a estação constata que ela está ociosa e, portanto, envia um frame. No instante t2 a estação constata que ela está ociosa e, portanto, envia um frame. No instante t3 houve a colisão dos frames. No instante t4 e t5 a colisão é informada as estações emissoras.</text:p>
          </table:table-cell>
          <table:table-cell office:value-type="string" table:style-name="ce3">
            <text:p>É um padrão de reutilização de frequências com uma configuração de N células, com N sendo o fator de reutilização, no qual cada célula usa um conjunto de frequências exclusivo. Quando o padrão é repetido, as frequências podem ser reutilizadas.</text:p>
          </table:table-cell>
          <table:table-cell office:value-type="string" table:style-name="ce3">
            <text:p>1- aplica um dos métodos de persistência</text:p>
            <text:p>2- amplifica o sinal de colisão enviando um sinal de reforço</text:p>
            <text:p>3- incrementa k = k+1</text:p>
            <text:p>4- Escolhe um numero randômico R entre 0 e (2^k)-1</text:p>
          </table:table-cell>
          <table:table-cell table:number-columns-repeated="16376"/>
        </table:table-row>
        <table:table-row table:style-name="ro1">
          <table:table-cell office:value-type="date" office:date-value="2021-03-17T15:36:54" table:style-name="ce2">
            <text:p>3/17/2021 15:36:54</text:p>
          </table:table-cell>
          <table:table-cell office:value-type="string" table:style-name="ce3">
            <text:p>tExi7EFiPlXvXw8N</text:p>
          </table:table-cell>
          <table:table-cell table:style-name="ce1"/>
          <table:table-cell office:value-type="float" office:value="422005" table:style-name="ce3">
            <text:p>422005</text:p>
          </table:table-cell>
          <table:table-cell office:value-type="string" table:style-name="ce3">
            <text:p>As variáveis envolvidas na janela de transmissão e de recepção do protocolo Selective Repeat ARQ são:</text:p>
            <text:p/>
            <text:p>Transmissão:</text:p>
            <text:p>- S.F.: (send first) representa o primeiro frame pendente da janela de deslocamento, ou seja, seu frame inicial que deve ser enviado;</text:p>
            <text:p>- S: representa o frame atual da janela de deslocamento a ser enviado, no caso, ele muda conforme envia os valores de s.f. até s.l.;</text:p>
            <text:p>- S.L. : (send last) representa o ultimo frame pendente da janela de deslocamento a ser enviado.</text:p>
            <text:p/>
            <text:p>Recepção:</text:p>
            <text:p>- R.F.: (receive first) representa o primeiro frame a ser recebido da transmissão;</text:p>
            <text:p>- R.L.: (receive last) representa o ultimo frame a ser recebido da transmissão.</text:p>
          </table:table-cell>
          <table:table-cell office:value-type="string" table:style-name="ce3">
            <text:p>A colisão no CSMA geralmente envolve 5 tempos distintos pois, no instante t1 a primeira estação percebe que a rede está desocupada e envia um frame. No instante t2 (t2&gt;t1) a outra estação não recebeu ainda o frame enviado pela primeira estação e também envia um frame por também perceber que a rede está desocupada. No instante t3 (t3&gt;t2 e t3&gt;t1) os dois sinais colidem ocasionando na destruição dos frames. Com isso o sinal de colisão ira se propagar (como em um efeito de reflexão) gerando o instante t4 e t5, em que os equipamentos (segundo e primeiro respectivamente) recebem o sinal da colisão.</text:p>
          </table:table-cell>
          <table:table-cell office:value-type="string" table:style-name="ce3">
            <text:p>O fator de reuso de frequência das redes de telefonia celular definido pelo número de células dentro do cluster. Por exemplo, se temos um fator de reuso 12 então é usado um cluster com 12 células etc. Quanto maior for o fator, maior será o reuso, quanto menor o reuso, menor será o fator.</text:p>
          </table:table-cell>
          <table:table-cell office:value-type="string" table:style-name="ce3">
            <text:p>1 - é aplicado algum dos métodos de persistência (1-persistence, nonpersistence, p-persistence);</text:p>
            <text:p>2 - envia um sinal de reforço, pois as vezes o sinal de colisão é fraco dificulta a percepção que há um sinal de colisão, amplificando assim o sinal de colisão;</text:p>
            <text:p>3 - O contador k é incrementado (k = k + 1);</text:p>
            <text:p>4 - Escolhe um número aleatório entre R e (2^k) - 1. R pode ficar maior a medida que K é incrementado</text:p>
          </table:table-cell>
          <table:table-cell table:number-columns-repeated="16376"/>
        </table:table-row>
        <table:table-row table:style-name="ro1">
          <table:table-cell office:value-type="date" office:date-value="2021-03-17T16:52:17" table:style-name="ce2">
            <text:p>3/17/2021 16:52:17</text:p>
          </table:table-cell>
          <table:table-cell office:value-type="string" table:style-name="ce3">
            <text:p>4D4XqjVe0nERisl0</text:p>
          </table:table-cell>
          <table:table-cell table:style-name="ce1"/>
          <table:table-cell office:value-type="float" office:value="378736" table:style-name="ce3">
            <text:p>378736</text:p>
          </table:table-cell>
          <table:table-cell office:value-type="string" table:style-name="ce3">
            <text:p>S = janelas de transmissão / R = janelas de recepção / ACK : aviso que recebeu / <text:s/>NACK : <text:s/>aviso de que não recebeu / <text:s/>frames: são quadros de dados transmitidos entre os pontos de uma rede.</text:p>
          </table:table-cell>
          <table:table-cell office:value-type="string" table:style-name="ce3">
            <text:p>Quando duas estações enviam dados em tempos diferentes, t1 e t2, esse fluxo pode colidir num determinado tempo (t3), onde serão retransmitidos aos respectivos remetentes que houve uma colisão, e cada um recebe em um determinado tempo, ou seja t4 e t5, gerando 5 tempos distintos.</text:p>
          </table:table-cell>
          <table:table-cell office:value-type="string" table:style-name="ce3">
            <text:p>O fator de reúso é basicamente <text:s/>o número de células dentro de uma determinada região que também pode ser chamada de "clauster", e nessa área contém células, para um melhor ajuste dessa configuração, para evitar interferências são utilizados grupos de canais diferentes de suas células vizinhas. Vale ressaltar, que como o fator e a razão de reúso aumentam juntos ou diminuem juntos, ao projetar um sistema celular deve-se escolher entre aumentar o tráfego em cada célula, diminuindo o número de células por cluster, ou, <text:s/>melhorar a qualidade do sinal, aumentando o número de células por cluster.</text:p>
          </table:table-cell>
          <table:table-cell office:value-type="string" table:style-name="ce3">
            <text:p>CAMPO 1: O FRAME É ENVIADO, ONDE É APLICADO UM DOS MÉTODOS DE PERSISTÊNCIAS.</text:p>
            <text:p>CAMPO 2: SERÁ ENVIADO UM SINAL DE REFORÇO.</text:p>
            <text:p>CAMPO 3: SERÁ INCREMENTADO O CONTADOR ''K''.</text:p>
            <text:p>CAMPO 4: ESCOLHE UM NÚMERO ALEATÓRIO ''R'' QUE SERÁ COMPREENDIDO ENTRE 0 E 2^K - 1.</text:p>
          </table:table-cell>
          <table:table-cell table:number-columns-repeated="16376"/>
        </table:table-row>
        <table:table-row table:style-name="ro1">
          <table:table-cell office:value-type="date" office:date-value="2021-03-17T16:53:15" table:style-name="ce2">
            <text:p>3/17/2021 16:53:15</text:p>
          </table:table-cell>
          <table:table-cell office:value-type="string" table:style-name="ce3">
            <text:p>3XKLpNzRVjIFx6Mf</text:p>
          </table:table-cell>
          <table:table-cell table:style-name="ce1"/>
          <table:table-cell office:value-type="float" office:value="402885" table:style-name="ce3">
            <text:p>402885</text:p>
          </table:table-cell>
          <table:table-cell office:value-type="string" table:style-name="ce3">
            <text:p>O protocolo Selective Repeat ARQ é similar ao Go-Back-N, só que este protocolo não reenvia vários frames quando apenas um está corrompido, também temos que no protocolo Selective Repeat ARQ o processamento no receptor é mais complexo pois a janela de transmissão e recepção tem o mesmo tamanho 2^(m-1), As variáveis são: Número de Sequência(são os frames de uma estação emissora são numerados em sequência),Janela Deslizante(É um conceito abstrato que define o intervalo dos números de sequência que são gerenciados tanto no emissor quanto no receptor. Em outras palavras, o emissor e o receptor precisam lidar apenas com parte dos possíveis números de sequência.),Timers(é o controlador para envio de frames pendentes),Confirmação:É quando o receptor envia uma confirmação positiva se um frame tiver chegado intacto e na ordem. Se um frame for corrompido ou recebido fora de ordem, o receptor permanece em silêncio e descarta todos os frames seguintes até receber aquele que está aguardando.</text:p>
          </table:table-cell>
          <table:table-cell office:value-type="string" table:style-name="ce3">
            <text:p>O motivo é que quando o nó detecta a colisão (t1), ele imediatamente para de transmitir mensagens e envia um sinal de alerta para todos os nós ao longo do barramento(t2), assim que todos os nós receberem o sinal quem impede que eles também tentem enviar dados(t3), o sinal de alerta é interrompido(t4) e então os nós que desejam enviar algo esperam uma quantidade de tempo aleatória para começar a enviar dados(t5).</text:p>
            <text:p/>
          </table:table-cell>
          <table:table-cell office:value-type="string" table:style-name="ce3">
            <text:p>Um padrão de reutilização de frequências é uma configuração de N células, com N sendo o fator de reutilização, no qual cada célula usa um conjunto de frequência exclusivo. Quando o padrão é repetido, as frequências podem ser reutilizadas.</text:p>
          </table:table-cell>
          <table:table-cell office:value-type="string" table:style-name="ce3">
            <text:p>No campo 1 o que acontece é a aplicação de um dos métodos de persistência (1-persistent, nonpersistent ou p-persistent), que é o procedimento que uma estação deve seguir para quando um canal estiver ocupado ou ocioso, no campo 2 é realizado um envio de um sinal de interferência de que um colisão foi detectada. No campo 3 é realizado a atualização da variável de números de tentativas de retransmissão, No campo 4 é onde é escolhido um valor randomicamente entre 0 a 2^k -1 para posteriormente multiplicar pelo tempo máximo de propagação ou pelo tempo médio de transmissão de um frame para obter o Back-off time.</text:p>
          </table:table-cell>
          <table:table-cell table:number-columns-repeated="16376"/>
        </table:table-row>
        <table:table-row table:style-name="ro1">
          <table:table-cell office:value-type="date" office:date-value="2021-03-17T16:54:28" table:style-name="ce2">
            <text:p>3/17/2021 16:54:28</text:p>
          </table:table-cell>
          <table:table-cell office:value-type="string" table:style-name="ce3">
            <text:p>nOnzLhVFS0jDnf9R</text:p>
          </table:table-cell>
          <table:table-cell table:style-name="ce1"/>
          <table:table-cell office:value-type="float" office:value="379104" table:style-name="ce3">
            <text:p>379104</text:p>
          </table:table-cell>
          <table:table-cell office:value-type="string" table:style-name="ce3">
            <text:p>Sf=primeiro frame pendente</text:p>
            <text:p>Sn=próximo frame pendente</text:p>
            <text:p>Rn=próximo frame a ser Recebido</text:p>
            <text:p/>
            <text:p>ACK=recebi o frame</text:p>
            <text:p>Nack=não recebi o frame</text:p>
            <text:p/>
            <text:p>os tamanhos das janelas saõ de 2^m</text:p>
            <text:p/>
            <text:p/>
            <text:p/>
          </table:table-cell>
          <table:table-cell office:value-type="string" table:style-name="ce3">
            <text:p>Para entender os 5 tempos olharemos para a situação que existe dois equipamentos enviando dados e um terceiro recebendo dados, respectivamente 1 2 e 3. Primeiramente supomos que o equipamento 1envia o seu frame, mas demora a chegar e o equipamento 2 <text:s/>envia o seu frame no momento T2, os dois frames se colidem no momento T3, a sinal de colisão se propaga pelo meio em que veio os dois frames, considerando que a colisão ocorre mais próximo de 2, o sinal da mesma é recebido por 2 no tempo T4 e recebido por 1 no tempo T5.</text:p>
          </table:table-cell>
          <table:table-cell office:value-type="string" table:style-name="ce3">
            <text:p>O fator de reúso é o número de células dentro do cluster</text:p>
          </table:table-cell>
          <table:table-cell office:value-type="string" table:style-name="ce3">
            <text:p>1= APLICA UM METODO DE´PERSISTÊNCIA</text:p>
            <text:p>2=ENVIA UM SINAL DE INTERFERÊNCIA</text:p>
            <text:p>3=SOMA MAIS 1</text:p>
            <text:p>4=ESCOLHE UM NÚMERO RANDÔMICO R ENTE 0 E 2^K-1</text:p>
          </table:table-cell>
          <table:table-cell table:number-columns-repeated="16376"/>
        </table:table-row>
        <table:table-row table:style-name="ro1">
          <table:table-cell office:value-type="date" office:date-value="2021-03-17T16:54:48" table:style-name="ce2">
            <text:p>3/17/2021 16:54:48</text:p>
          </table:table-cell>
          <table:table-cell office:value-type="string" table:style-name="ce3">
            <text:p>dExcq5lrkPAMl2OF</text:p>
          </table:table-cell>
          <table:table-cell table:style-name="ce1"/>
          <table:table-cell office:value-type="float" office:value="375193" table:style-name="ce3">
            <text:p>375193</text:p>
          </table:table-cell>
          <table:table-cell office:value-type="string" table:style-name="ce3">
            <text:p>Variáveis de recepção:</text:p>
            <text:p>Rn = 0; 2 Naksent = false; 3 AckNeeded = false; 4 Repeat(for all slots) 5 Marked(slot) = false.</text:p>
            <text:p>Conceito: Neste caso precisamos inicializar mais variáveis de inicialização. De modo a não sobrecarregar o outro lado com NAKs, usamos uma variável denominada Naksent. Para saber quando é preciso enviar um ACK, utilizamos uma variável denominada AckNeeded. Ambas são iniciadas como falsas. Também usamos um conjunto de variáveis parar marcar os slots na janela de recepção assim que o frame correspondente tiver chegado e for armazenado.</text:p>
            <text:p>No protocolo Selective Repeat ARQ o tamanho das janelas do emissor e do receptor tem de ser, no máximo, a metade de 2m.</text:p>
            <text:p/>
          </table:table-cell>
          <table:table-cell office:value-type="string" table:style-name="ce3">
            <text:p>Sendo três equipamentos (A, B e Z), consideremos que T1 é o momento em que o equipamento A envia o seu frame, mas a transmissão demanda um certo tempo, mesmo que pequeno, e por isso demora a chegar no equipamento Z e o mesmo envia o seu frame no momento T2, os dois frames se colidem no momento T3, o sinal de colisão se propaga pelo meio em que veio os dois frames, considerando que a colisão ocorre mais próximo de Z, o sinal da mesma é recebido por Z no tempo T4 e recebido por A no tempo T5. Após receberem o sinal da colisão, mesmo que incompletos, a transmissão de frames de A e Z é abortada.</text:p>
          </table:table-cell>
          <table:table-cell office:value-type="string" table:style-name="ce3">
            <text:p>Fator de reuso é o número de células dentro do cluster. Um fator de reuso 9, usa cluster com 9 células, por exemplo. A razão de reuso é dada por d/r, sendo d a distância entre o centro de duas células adjacentes e o r sendo o raio da célula.</text:p>
          </table:table-cell>
          <table:table-cell office:value-type="string" table:style-name="ce3">
            <text:p>1- Acontece a aplicação de um dos métodos de persistência, podendo ser: 1-persistent, nonpersistent ou p-persistent.</text:p>
            <text:p>2- Envio de sinal de reforço (jamming signal). Esse sinal serve para amplificar o sinal de colisão, avisando que ocorreu uma colisão.</text:p>
            <text:p>3- A incrementação do contador K (K= K+1).</text:p>
            <text:p>4- Escolha de um número aleatório R, que esteja entre 0 e (2^k) - 1.</text:p>
            <text:p/>
          </table:table-cell>
          <table:table-cell table:number-columns-repeated="16376"/>
        </table:table-row>
        <table:table-row table:style-name="ro1">
          <table:table-cell office:value-type="date" office:date-value="2021-03-17T16:55:00" table:style-name="ce2">
            <text:p>3/17/2021 16:55:00</text:p>
          </table:table-cell>
          <table:table-cell office:value-type="string" table:style-name="ce3">
            <text:p>CP6LESbd7IJvG503</text:p>
          </table:table-cell>
          <table:table-cell table:style-name="ce1"/>
          <table:table-cell office:value-type="float" office:value="391252" table:style-name="ce3">
            <text:p>391252</text:p>
          </table:table-cell>
          <table:table-cell office:value-type="string" table:style-name="ce3">
            <text:p>O Protocolo de Selective Repeat ARQ usa as mesmas variáveis do Go-Back-N, a saber:</text:p>
            <text:p/>
            <text:p>- Na Janela de Transmissão, três variáveis definem seu tamanho e sua posição a qualquer momento</text:p>
            <text:p>A variável "Sf" estabelece o primeiro frame pendente.</text:p>
            <text:p>A variável "Sn" estabelece o próximo frame a ser enviado.</text:p>
            <text:p>A variável "Stamanho" estabelece o tamanho da janela, que nesse protocolo em particular é de tamanho 2^(m-1).</text:p>
            <text:p/>
            <text:p>- Na Janela de Recepção, temos apenas uma variável:</text:p>
            <text:p>A variável Rn estabelece o próximo frame esperado.</text:p>
            <text:p/>
            <text:p>Obs. A janela de recepção no Selective Repeat ARQ é diferente daquela do Go-Back-N, pois o tamanho da janela de recepção é o mesmo da janela de transmissão 2^(m–1).</text:p>
          </table:table-cell>
          <table:table-cell office:value-type="string" table:style-name="ce3">
            <text:p>Utilizando como exemplo a comunicação entre 2 equipamentos A e Z, temos que:</text:p>
            <text:p/>
            <text:p>No tempo "t1" o equipamento A transmite um pacote mas o outro equipamento da rede não percebe de imediato sua transmissão dado o tempo de propagação inerente ao meio utilizado.</text:p>
            <text:p>No tempo "t2" (t2&gt;t1), o equipamento Z observou que não tinha nenhuma transmissão sendo realizada e também enviou um pacote de dados.</text:p>
            <text:p>No tempo "t3" (t3&gt;t2), houve uma colisão dos pacotes do dois equipamentos, mas nenhum dos dois equipamentos sabem imediatamente que aconteceu aquela colisão, pois o sinal de colisão também leva um tempo pra chegar.</text:p>
            <text:p>No tempo "t4" (t4&gt;t3), o sinal de colisão chega para o equipamento Z.</text:p>
            <text:p>No tempo "t5" (t5&gt;t4), o sinal de colisão chega no equipamento A.</text:p>
            <text:p/>
            <text:p>Por esse motivo a detecção da colisão no CSMA envolve 5 tempos distintos.</text:p>
          </table:table-cell>
          <table:table-cell office:value-type="string" table:style-name="ce3">
            <text:p>Dentro do contexto de telefonia celular, temos várias células de comunicação conectadas umas as outras, onde cada célula possui uma infraestrutura própria de comunicação responsável por aquela área.</text:p>
            <text:p>E essa quantidade de células vai depender da quantidade de frequências que a operadora decidiu utilizar naquela região.</text:p>
            <text:p>Por exemplo, se a operadora decidiu utilizar 4 frequências (Reuso Fator 4), teremos um grupamento de 4 células com frequências distintas interligadas, sendo que, não pode haver células vizinhas de mesma frequência entre os agrupamentos. Da mesma forma, se a operadora tivesse decidido utilizar 7 frequências, teríamos o Reuso Fator 7.</text:p>
          </table:table-cell>
          <table:table-cell office:value-type="string" table:style-name="ce3">
            <text:p>BLOCO 01: Aplicar um dos métodos de persistência para evitar as colisões e só depois disso transmitir os dados.</text:p>
            <text:p/>
            <text:p>BLOCO 02: Se a transmissão foi realizada, mas ainda assim houve detecção de colisão, nessa parte o CSMA/CD vai enviar um sinal de reforço para todos de forma a avisar que ali houve uma colisão, dado que o sinal de colisão pode ser fraco. (Amplifica o sinal de Colisão).</text:p>
            <text:p/>
            <text:p>BLOCO 03: Incrementa um contador K; Onde o valor Kmáximo=15</text:p>
            <text:p/>
            <text:p>BLOCO 04: Se Kmáximo ainda não foi atingido, o CSMA/CD irá escolher um número aleatório R entre 0 e 2^(k) - 1</text:p>
          </table:table-cell>
          <table:table-cell table:number-columns-repeated="16376"/>
        </table:table-row>
        <table:table-row table:style-name="ro1">
          <table:table-cell office:value-type="date" office:date-value="2021-03-17T17:13:26" table:style-name="ce2">
            <text:p>3/17/2021 17:13:26</text:p>
          </table:table-cell>
          <table:table-cell office:value-type="string" table:style-name="ce3">
            <text:p>4iW779ljaSugJsiv</text:p>
          </table:table-cell>
          <table:table-cell table:style-name="ce1"/>
          <table:table-cell office:value-type="float" office:value="385507" table:style-name="ce3">
            <text:p>385507</text:p>
          </table:table-cell>
          <table:table-cell office:value-type="string" table:style-name="ce3">
            <text:p>No protocolo Selective Repeat ARQ, estão presentes as seguintes variáveis em cada janela. Na janela de transmissão é: Sf, S e Sl. Onde, Sf é o primeiro frame pendentem ou seja, representa o primeiro frame na janela a ser enviado. A variavel S é o proximo frame a ser enviado. E a variavel Sl é o ultimo frame a ser enviado naquela janela. Já as variáveis presentes na janela de recepção são: Rf e Rl, onde, Rf representa o inicio da janela e Rl representa o final da janela, antes de serem atualizados.</text:p>
          </table:table-cell>
          <table:table-cell office:value-type="string" table:style-name="ce3">
            <text:p>Os 5 tempos na colisão são ,supondo que os computadores estão dividindo o mesmo canal: o primeiro computador envia o sinal em um tempo 1 (t1), só que os outros computadores podem não idenficar esse envio automaticamente, então pode ocorrer do computador 2 enviar um outro sinal no tempo 2 (t2) sem saber se o canal estava livre ou não, nesse caso como houve um certo tempo entre as ações t2 é maior que t1. Como eles enviaram em fração de tempo proximas, haverá no tempo 3 (t3) uma colisão dos sinais. Após existir a colisão é enviado um sinal de colisão, logo o tempo tempo 4 (t4) e o tempo 5 (t5) é quando o tempo de colisão foi detectado pelos computadores de origem. <text:s/>Onde t4 é o tempo que o computador 2 nota que houve a colisão, já que este computador está mais proximo de onde ocorreu a colisão, e o tempo t5 é quando o primeiro computador nota que houve a colisão, e como ele está mais afastado do local que ococrreu a colisão, ele é o ultimo a receber o sinal de colisão.</text:p>
          </table:table-cell>
          <table:table-cell office:value-type="string" table:style-name="ce3">
            <text:p>O fator de reuso é um sistema de alocação e reuso dos canais através da área de cobertura, onde um grupo de canais de rádio é alocado a cada estação base celular para atender uma região geográfica. O conceito de reuso da frequencia é importante para o uso eficiente do espectro.</text:p>
          </table:table-cell>
          <table:table-cell office:value-type="string" table:style-name="ce3">
            <text:p>No tópico 1 é onde ele pode escolher um dos tres metodos de persistencia (persistent, nonpersistent, p-persistent), onde um deles é escolhido. No tópico 2, ele envia um sinal de interferencia ou reforço, porque se houve uma colisão o sinal ja vem mais fraco. No tópico 3 é onde ocorre um incremento do K inicial (K=K+1), pois há 15 chances de reenviar a mensagem, e vai incrementando ate K=15 ou ate solucionar. Posteriormente no fluxograma analisa se k ja chegou a ser maior que 15 se sim aborta, se não ele vai para o topico 4 onde escolhe um valor R aleatorio entre 0 e 2^k - 1, onde esse valor vai ser multiplicado por Tp que é o tempo máximo de propagação ou por Trf que é o tempo médio de propagação no frame.</text:p>
          </table:table-cell>
          <table:table-cell table:number-columns-repeated="16376"/>
        </table:table-row>
        <table:table-row table:style-name="ro1">
          <table:table-cell office:value-type="date" office:date-value="2021-03-17T17:26:03" table:style-name="ce2">
            <text:p>3/17/2021 17:26:03</text:p>
          </table:table-cell>
          <table:table-cell office:value-type="string" table:style-name="ce3">
            <text:p>gTl4xg7pqR3x0Lyh</text:p>
          </table:table-cell>
          <table:table-cell table:style-name="ce1"/>
          <table:table-cell office:value-type="float" office:value="389251" table:style-name="ce3">
            <text:p>389251</text:p>
          </table:table-cell>
          <table:table-cell office:value-type="string" table:style-name="ce3">
            <text:p>Janela de Transmissão:</text:p>
            <text:p>Sf - primeiro frame pendente, é responsável por definir o número de sequência do próximo frame que será transmitido;</text:p>
            <text:p>Sn - próximo frame a ser enviado, estabelece o próximo frame que será que será enviado;</text:p>
            <text:p>Stamanho - define o tamanho da janela, dado por (2^m)-1. m é o tamanho em bits do número de sequência.</text:p>
            <text:p/>
            <text:p>Janela de Recepção:</text:p>
            <text:p>Rn - próximo frame esperado, os frames recebidos com número de sequência diferente do valor de Rn é descartado, é preciso que o número de sequência do frame recebido coincida com o valor de Rn para ser aceito.</text:p>
            <text:p/>
          </table:table-cell>
          <table:table-cell office:value-type="string" table:style-name="ce3">
            <text:p>É necessário detectar o início da transmissão (T1) ou uma colisão (T2). Quando uma estação envia um sinal (em T1), este leva um tempo para chegar a estação destino, este é o tempo de propagação (Tp). O tempo Tp também é igual ao tempo de vulnerabilidade, que o tempo em que um sinal enviado por uma estação A para uma estação D, pode ser colidido por sinais de estações entre esses dois, que não tenha detectado o envio do sinal pela estação A.</text:p>
            <text:p>Além disso, existe ainda o tempo de transmissão do frame (Tfr) que é definido como sendo no mínimo igual a 2Tp, para que seja possível uma estação ainda estar transmitindo após o o sinal chegar na estação de destino, colidir e retornar a estação que o enviou.</text:p>
            <text:p>É definido também o tempo back-off (Tb), como sendo Tb = R x Tfr ou Tb = R x Tp, onde R é um número aleatório. O Tb é um tempo de espera para reiniciar o loop de detecção de colisão.</text:p>
          </table:table-cell>
          <table:table-cell office:value-type="string" table:style-name="ce3">
            <text:p>É um recurso utilizado para atender uma determinada região. As células que formam uma certa área de cobertura podem utilizar faixas de frequências semelhantes, deste que essas sejam suficientemente distantes, para não haver interferência entre as mesmas.</text:p>
          </table:table-cell>
          <table:table-cell office:value-type="string" table:style-name="ce3">
            <text:p>Campo 1: é aplicado um método de persistência para o caso do canal estar ocupado;</text:p>
            <text:p>Campo 2: Quando a colisão é detectada é enviado um sinal de interferência;</text:p>
            <text:p>Campo 3: ao valor K, no início do loop com valor zero, é acrescente +1 sempre que um sinal de interferência é mandado;</text:p>
            <text:p>Campo 4: É escolhido aleatoriamente o número R, que irá definir o tempo de espera (back-off)</text:p>
          </table:table-cell>
          <table:table-cell table:number-columns-repeated="16376"/>
        </table:table-row>
        <table:table-row table:style-name="ro1">
          <table:table-cell office:value-type="date" office:date-value="2021-03-17T17:32:26" table:style-name="ce2">
            <text:p>3/17/2021 17:32:26</text:p>
          </table:table-cell>
          <table:table-cell office:value-type="string" table:style-name="ce3">
            <text:p>jo6N8JZTKs1XMdGE</text:p>
          </table:table-cell>
          <table:table-cell table:style-name="ce1"/>
          <table:table-cell office:value-type="float" office:value="369220" table:style-name="ce3">
            <text:p>369220</text:p>
          </table:table-cell>
          <table:table-cell office:value-type="string" table:style-name="ce3">
            <text:p>Variáveis de transmissão:</text:p>
            <text:p>Sw = 2^m-1 ; Sf = 0; Sn= 0;</text:p>
            <text:p>SN: Janela de transmissão, próximo frame a ser enviado</text:p>
            <text:p>SF: Frames enviados, mas não confirmados</text:p>
            <text:p>Sw: Tamanho da janela de Emissão.</text:p>
            <text:p/>
            <text:p>Variáveis de Recepção:</text:p>
            <text:p>Rn = 0; NakSent = false; AckNeeded = false; Repeat(for all slots) Marked(slot) = false;</text:p>
            <text:p>Conceito:</text:p>
            <text:p>Neste caso precisamos inicializar mais variáveis de inicialização. De modo a não sobrecarregar o outro lado com NAKs, usamos uma variável denominada NakSent. Para saber quando precisamos enviar um ACK, utilizamos uma variável denominada AckNeeded. Ambas são iniciadas como falsas. Também usamos um conjunto de variáveis para marcar os slots na janela de recepção assim que o frame correspondente tiver chegado e for armazenado.</text:p>
            <text:p>OBS:</text:p>
            <text:p>No Protocolo Selective Repeat ARQ o tamanho das janelas do emissor e do receptor tem de ser, no máximo, a metade de 2m.</text:p>
            <text:p/>
          </table:table-cell>
          <table:table-cell office:value-type="string" table:style-name="ce3">
            <text:p>5 Tempos – Demonstrativo que curtos espaços de tempo (Cinco ) existirá colisões de pacotes de dados denominando tempo de vulnerabilidade.</text:p>
            <text:p/>
            <text:p>CSMA- Para diminuir a probabilidade de colisão e, portanto, aumentar o desempenho, foi criado o método CSMA. A chance de colisão pode ser reduzida se uma estação “escutar” a rede antes de tentar usá-la. O CSMA (Carrier Sense Multiple Access) exige que cada estação “escute”, primeiramente, a rede (ou verifique o estado do meio de transmissão) antes de iniciar uma transmissão. Em outras palavras, o CSMA se baseia no princípio “escutar antes de transmitir” ou “ouvir antes de conversar”</text:p>
            <text:p/>
          </table:table-cell>
          <table:table-cell office:value-type="string" table:style-name="ce3">
            <text:p>Redes de telefonia móvel se utilizam de um sistema inteligente de alocação e reuso dos canais através da área de cobertura. Um grupo de canais de rádio é alocado a cada estação base celular para atender uma pequena região geográfica denominada célula.</text:p>
            <text:p>Para evitar interferência, cada estação base do conjunto de células (cluster) utiliza grupos de canais diferentes de suas células vizinhas. Para distâncias maiores, esta taxa consegue manter níveis toleráveis e o mesmo número de canais pode ser usado de forma simultânea para cobrir diferentes células.</text:p>
            <text:p>A determinação da alocação e reuso desses canais é fundamental para uma avaliação do sistema à medida que ocorra algum aumento de tráfego, aumento do número de assinantes, concentração em determinadas áreas, etc.</text:p>
            <text:p/>
          </table:table-cell>
          <table:table-cell office:value-type="string" table:style-name="ce3">
            <text:p>1 - Aplica um dos métodos de persistência (1-persistent, nonpersistent ou p-persistent).</text:p>
            <text:p>2 – Envia um sinal de interferência;</text:p>
            <text:p>3 – k = k + 1, onde K é número de tentativas;</text:p>
            <text:p>4 – Escolhe um número randômico R entre 0 e (2^(K) – 1)</text:p>
            <text:p/>
          </table:table-cell>
          <table:table-cell table:number-columns-repeated="16376"/>
        </table:table-row>
        <table:table-row table:style-name="ro1">
          <table:table-cell office:value-type="date" office:date-value="2021-03-17T18:05:08" table:style-name="ce2">
            <text:p>3/17/2021 18:05:08</text:p>
          </table:table-cell>
          <table:table-cell office:value-type="string" table:style-name="ce3">
            <text:p>TfOanIxbn1uy2d3F</text:p>
          </table:table-cell>
          <table:table-cell table:style-name="ce1"/>
          <table:table-cell office:value-type="float" office:value="375196" table:style-name="ce3">
            <text:p>375196</text:p>
          </table:table-cell>
          <table:table-cell office:value-type="string" table:style-name="ce3">
            <text:p>Variáveis de transmissão:</text:p>
            <text:p>Sw = 2^m-1 ; Sf = 0; Sn= 0;</text:p>
            <text:p>SN: Janela de transmissão, próximo frame a ser enviado</text:p>
            <text:p>SF: Frames enviados, mas não confirmados</text:p>
            <text:p>Sw: Tamanho da janela de Emissão.</text:p>
            <text:p>Variáveis de Recepção:</text:p>
            <text:p>Rn = 0; NakSent = false; AckNeeded = false; Repeat(for all slots) Marked(slot) = false;</text:p>
            <text:p>Neste caso precisamos utilizar mais variáveis de inicialização. De modo a não sobrecarregar o outro lado com NAKs, usamos uma variável denominada NakSent. Para saber quando precisamos enviar um ACK, utilizamos uma variável denominada AckNeeded. Ambas são iniciadas como falsas. Também usamos um conjunto de variáveis para marcar os slots na janela de recepção assim que o frame correspondente tiver chegado e for armazenado.</text:p>
            <text:p>No Protocolo Selective Repeat ARQ o tamanho das janelas do emissor e do receptor tem de ser, no máximo, a metade de 2m.</text:p>
          </table:table-cell>
          <table:table-cell office:value-type="string" table:style-name="ce3">
            <text:p>A chance de uma colisão pode ser reduzida se a estação “escutar” a rede antes de tentar utiliza-la. O CSMA exige que cada estação “escute” a rede (ou verifique o estado do meio de transmissão) antes de iniciar a transmissão. As estações são interligadas a um canal compartilhado. A possibilidade de colisão ainda existe devido o retardo da propagação, quando uma estação envia um frame, leva uma certo tempo para que o primeiro bit chegue em cada estação e que cada estação detecte sua chegada. Ou seja, cada estação pode “escutar” a rede e constatar se ela se encontra ociosa.</text:p>
            <text:p>Supondo que existam três equipamentos (A, B e C), consideremos que T1 é o momento em que o equipamento A envia o seu frame, mas por algum motivo demora a chegar no equipamento C e o mesmo envia o seu frame no momento T2, os dois frames se colidem no momento T3, a sinal de colisão se propaga pelo meio em que veio os dois frames, considerando que a colisão ocorre mais próximo de C, o sinal da mesma é recebido por C no tempo T4 e recebido por A no tempo T5. Após receberem o sinal da colisão, mesmo que incompletos, a transmissão de frames de A e C é abortada.</text:p>
            <text:p/>
          </table:table-cell>
          <table:table-cell office:value-type="string" table:style-name="ce3">
            <text:p>Uma célula é a área que uma antena consegue cobrir. Para cobrir uma cidade, na maioria das vezes, é utilizado mais de uma antena. O número de células depende da quantidade de frequências que a operadora pretende utilizar. Portanto, o fator de reuso de frequência, são células que utilizam o mesmo grupo de canais. Por exemplo, fator de reuso 4, 4 células utilizam os mesmos canais.</text:p>
          </table:table-cell>
          <table:table-cell office:value-type="string" table:style-name="ce3">
            <text:p>1- Aplica-se um dos métodos de persistência (1- persistent, 2- nonpersistent, 3- p-persistent);</text:p>
            <text:p>2- Envia um sinal de interferência;</text:p>
            <text:p>3- K = K + 1 ;</text:p>
            <text:p>4- Escolhe um número randômico R entre 0 e (2^K – 1)</text:p>
            <text:p/>
          </table:table-cell>
          <table:table-cell table:number-columns-repeated="16376"/>
        </table:table-row>
        <table:table-row table:style-name="ro1">
          <table:table-cell office:value-type="date" office:date-value="2021-03-17T18:28:02" table:style-name="ce2">
            <text:p>3/17/2021 18:28:02</text:p>
          </table:table-cell>
          <table:table-cell office:value-type="string" table:style-name="ce3">
            <text:p>HV6wtgxIdJZSS49a</text:p>
          </table:table-cell>
          <table:table-cell table:style-name="ce1"/>
          <table:table-cell office:value-type="float" office:value="404035" table:style-name="ce3">
            <text:p>404035</text:p>
          </table:table-cell>
          <table:table-cell office:value-type="string" table:style-name="ce3">
            <text:p>Sf = Sender first (Primeiro remetente)</text:p>
            <text:p>S = Remetente atual</text:p>
            <text:p>Sl = Sender last (Último remetente)</text:p>
            <text:p>Rf = Primeiro receptor</text:p>
            <text:p>Rl = Último receptor.</text:p>
            <text:p>Nesse protocolo, além de utilizar a função ACK (a resposta) ele também tem a função de responder usando NAK, avisando que alguma informação não foi recebida.</text:p>
          </table:table-cell>
          <table:table-cell office:value-type="string" table:style-name="ce3">
            <text:p>Devido as colisões, no tempo T1, o equipamento A transmite um pacote de dados, entretanto, os outros equipamentos não vão perceber a transmissão imediata, pois há um tempo para propagação. Como a transmissão ainda não tinha sido detectada, o equipamento B transmitiu outro pacote de dados no tempo T2. Dessa forma o pacote de A e o pacote de B irão colidir, dessa vez num tempo T3. Esse sinal de colisão irá demorar um certo tempo para se propagar, e assim que acontecer, esse sinal irá para o equipamento B num tempo T4 e para A num tempo T5.</text:p>
          </table:table-cell>
          <table:table-cell office:value-type="string" table:style-name="ce3">
            <text:p>Muitas vezes é necessário que haja várias antenas para cobrir o território da cidade, dessa forma a quantidade de células vai depender da quantidade de frequências que cada operadora decidiu utilizar naquela determinada região. Caso a operadora decida utilizar 7 frequências (Reuso fator 7), não é possível utilizar a mesma frequência em todas as células, pois poderia ocorrer uma interferência e a perda da informação. Dessa forma, quanto maior o fator de reuso, maior será a distância das frequências iguais.</text:p>
          </table:table-cell>
          <table:table-cell office:value-type="string" table:style-name="ce3">
            <text:p>1- O sistema vai aplicar um dos métodos de persistência (1-persistente, não-persistente ou p-persistente)</text:p>
            <text:p>2- O sistema enviará um sinal de reforço após a detecção da colisão, para amplificar o sinal de colisão.</text:p>
            <text:p>3- Irá implementar um contador: K=K+1, onde K é o número de tentativas.</text:p>
            <text:p>4- Escolherá um número aleatório R entre 0 e ((2^k)-1)</text:p>
          </table:table-cell>
          <table:table-cell table:number-columns-repeated="16376"/>
        </table:table-row>
        <table:table-row table:style-name="ro1">
          <table:table-cell office:value-type="date" office:date-value="2021-03-17T19:05:07" table:style-name="ce2">
            <text:p>3/17/2021 19:05:07</text:p>
          </table:table-cell>
          <table:table-cell office:value-type="string" table:style-name="ce3">
            <text:p>XhNYks1hPghf9KhX</text:p>
          </table:table-cell>
          <table:table-cell table:style-name="ce1"/>
          <table:table-cell office:value-type="float" office:value="379080" table:style-name="ce3">
            <text:p>379080</text:p>
          </table:table-cell>
          <table:table-cell office:value-type="string" table:style-name="ce3">
            <text:p>Na janela de transmissão, temos três variáveis:</text:p>
            <text:p>-SF: variável de início da transmissão;</text:p>
            <text:p>-S: variável atual da transmissão;</text:p>
            <text:p>-SL: variável final da transmissão.</text:p>
            <text:p>Essas variáveis são deslocadas, de acordo com os frames enviados e acks recebidos (ou naks, dependendo das perdas existentes).</text:p>
            <text:p/>
            <text:p>Na janela de recepção, temos duas variáveis:</text:p>
            <text:p>-RF: variável de início da recepção;</text:p>
            <text:p>-RL: variável de fim da recepção</text:p>
            <text:p>A janela de recepção será realizada de acordo com os frames recebidos, enviando acks ou naks.</text:p>
          </table:table-cell>
          <table:table-cell office:value-type="string" table:style-name="ce3">
            <text:p>Considerando 3 equipamentos, pois para envolver 5 tempos distintos, é necessário 3 equipamentos. Por exemplo, equipamento 1, equipamento 2 e equipamento 3.</text:p>
            <text:p>t1: o equipamento 1 transmite (frame 1), mas essa transmissão não é detectada de forma imediata, pois há um intervalo de tempo para a sua detecção;</text:p>
            <text:p>t2: t2&gt;t1, a transmissão do frame 1 ainda não foi percebida, e como não há aparentemente nenhum sinal de transmissão, o equipamento 3 envia o sinal (frame3), ocorrendo uma colisão entre essas duas transmissões (frame 1 e frame 3);</text:p>
            <text:p>t3: t3&gt;t2&gt;t1, é o tempo de colisão, mas esse sinal de colisão não é detectado no mesmo instante.</text:p>
            <text:p>t4: propagação do sinal de colisão para a direita, em sentido do equipamento 3;</text:p>
            <text:p>t5: propagação do sinal de colisão para a esquerda, em sentido do equipamento 1.</text:p>
            <text:p>Quando a colisão é recebida ocorre o aborto da transmissão dos frames 1 e 3.</text:p>
          </table:table-cell>
          <table:table-cell office:value-type="string" table:style-name="ce3">
            <text:p>As redes de telefonia móvel podem fazer o reuso de canais por meio da correta alocação de frequências, conhecido como reuso de frequência. Logo, o reuso da frequência é usado para a transmissão de sinais que possuam a mesma frequência em estações diferentes. Logo, o uso simultâneo de canais pode ocorrer através desse reuso de frequência, porém essas células com a mesma frequência devem estar numa distância considerável uma da outra, para diminuir as interferências.</text:p>
          </table:table-cell>
          <table:table-cell office:value-type="string" table:style-name="ce3">
            <text:p>No campo 1 ocorrerá a aplicação de algum dos métodos de CSMA de persistência para a verificação de canal livre para envio do pacote de dados (método persistente, método não-persistente e método p-persistente) e ocorrerá a transmissão;</text:p>
            <text:p>No campo 2 ocorrerá um envio de sinal de reforço, que serve para amplificar o sinal de colisão. Esse campo só será executado se ocorrer colisão na transmissão.</text:p>
            <text:p>No campo 3 há o incremento de k, k=k+1, onde será o incremento até k=kmáx.</text:p>
            <text:p>No campo 4 será escolhido um número entre o intervalo de "0 e 2^k-1". O campo 4 só será executado se k&gt;kmáx não for verdadeira. Esse número escolhido será necessário para obter Tb, posteriomente.</text:p>
          </table:table-cell>
          <table:table-cell table:number-columns-repeated="16376"/>
        </table:table-row>
        <table:table-row table:style-name="ro1">
          <table:table-cell office:value-type="date" office:date-value="2021-03-17T19:28:23" table:style-name="ce2">
            <text:p>3/17/2021 19:28:23</text:p>
          </table:table-cell>
          <table:table-cell office:value-type="string" table:style-name="ce3">
            <text:p>dAoTFisWVLsFbo0L</text:p>
          </table:table-cell>
          <table:table-cell table:style-name="ce1"/>
          <table:table-cell office:value-type="float" office:value="369114" table:style-name="ce3">
            <text:p>369114</text:p>
          </table:table-cell>
          <table:table-cell office:value-type="string" table:style-name="ce3">
            <text:p>A janela de transmissão e de recepção possuem o mesmo tamanho que é de 2^(m-1). O tamanho menor da janela significa uma eficiência menor no preenchimento do duto mas com a menor quantidade de frames duplicados compensa. Na janela de transmissão utiliza-se as mesmas variáveis do Go-Back-N, diferente da janela de recepção onde é totalmente diferente, nele permite que frames fora de ordem possam ser armazenados até que os frames na ordem certa sejam entregues para a camada de rede, como possuem o mesmo tamanho que a janela de transmissão, podem receber frames fora de ordem que terá espaço o suficiente até saírem em ordem para a camada de rede.</text:p>
          </table:table-cell>
          <table:table-cell office:value-type="string" table:style-name="ce3">
            <text:p>O CSMA pode reduzir a possibilidade de colisão mas não pode eliminá-la. Baseia na ideia de "escutar antes de transmitir" para assim tentar reduzir as chances de colisão. Leva um certo tempo até o primeiro bit chegar em cada estação para que assim cada estação possa detectar sua chegada. Essas estações podem ouvir a rede para saber se está ociosa a partir dos bits enviados. Por conta da análise de cada estação para diminuir a possibilidade de colisão é que possuem esses tempos distintos.</text:p>
          </table:table-cell>
          <table:table-cell office:value-type="string" table:style-name="ce3">
            <text:p>As redes de telefonia móveis se utilizam de um sistema inteligente de alocação e reuso dos canais através da área de cobertura. Um grupo de canais de rádio é alocado a cada estação base celular para atender uma pequena região geográfica denominada célula, como por exemplo, na região de Sobral utiliza-se o DDD 88, já na região de Fortaleza é utilizado o 85, os números são diferentes para cada área e vai mudando aos poucos, como em São Paulo, é 11 o número utilizado . A determinação da alocação e reuso desses canais é fundamental para uma avaliação do sistema à medida que ocorra algum aumento de tráfego, aumento do número de assinantes, concentração em determinadas áreas, etc.</text:p>
          </table:table-cell>
          <table:table-cell office:value-type="string" table:style-name="ce3">
            <text:p>1 = Aplica um dos métodos de persistência</text:p>
            <text:p>2 = Envia um sinal de interferência</text:p>
            <text:p>3 = K = K + 1</text:p>
            <text:p>4 = Escolhe um número randômico R entre 0 e 2^k - 1</text:p>
          </table:table-cell>
          <table:table-cell table:number-columns-repeated="16376"/>
        </table:table-row>
        <table:table-row table:style-name="ro1">
          <table:table-cell office:value-type="date" office:date-value="2021-03-17T19:32:03" table:style-name="ce2">
            <text:p>3/17/2021 19:32:03</text:p>
          </table:table-cell>
          <table:table-cell office:value-type="string" table:style-name="ce3">
            <text:p>M6C1QjPxFMMvSzxj</text:p>
          </table:table-cell>
          <table:table-cell table:style-name="ce1"/>
          <table:table-cell office:value-type="float" office:value="385530" table:style-name="ce3">
            <text:p>385530</text:p>
          </table:table-cell>
          <table:table-cell office:value-type="string" table:style-name="ce3">
            <text:p>Na janela de transmissão existem 3 variáveis de controle. As 3 variáveis são SF, S e SL. A variável SF representa o início da janela móvel, ou seja, o primeiro frame a ser enviado da janela. A variável S representa o estado atual, ou seja, o frame que está sendo transmitido naquele momento. A variável SL representa o final da janela móvel, sendo o ultimo frame a ser enviado antes que a janela seja atualizada. Na janela de recepção existem 2 variáveis de controle. As 2 variáveis são RF e RL que representam, respectivamente, o início da janela dos frames a serem recebidos e o final da janela antes de ser atualizada.</text:p>
          </table:table-cell>
          <table:table-cell office:value-type="string" table:style-name="ce3">
            <text:p>A colisão geralmente envolve 5 tempos quando há a colisão de sinais enviados por somente 2 equipamentos que compartilham do mesmo canal. Dependendo do meio, existe um tempo de vulnerabilidade onde os equipamentos não são capazes de detectar se o canal está disponível ou não. Sendo assim, é possível que em um tempo t1, um primeiro equipamento realize uma transmissão. Por conta do tempo de vulnerabilidade, um segundo aparelho pode não detectar que o canal já esteja sendo utilizado e realize também uma transmissão no tempo t2, sendo t2 um tempo posterior ao t1. Os dois sinais transmitidos pelo canal se colidem no tempo t3, também conhecido como tempo de colisão. A colisão entre os sinais gera um sinal de colisão que será encaminhado para os dois equipamentos, sendo o tempo t4 quando o sinal de colisão é sentido pelo aparelho mais próximo de onde ocorreu a colisão e o tempo t5 quando o sinal de colisão é sentido pelo aparelho mais distante, ou seja, o tempo t4 é menor que o tempo t5.</text:p>
          </table:table-cell>
          <table:table-cell office:value-type="string" table:style-name="ce3">
            <text:p>As redes de telefonia usam o conceito de células, cada célula possuindo seu próprio conjunto de frequências. Células vizinhas não podem utilizar o mesmo conjunto de frequências por conta do risco de interferências na comunicação. Como o número de frequências disponíveis é limitado é preciso que as frequências sejam reutilizadas de acordo com padrões que se configuram em N células, sendo N o fator de reuso das frequências. A quantidade de células define o padrão a ser utilizado.</text:p>
          </table:table-cell>
          <table:table-cell office:value-type="string" table:style-name="ce3">
            <text:p>No campo 1 ocorre o método de persistência que possui a função de analisar se o canal está disponível ou não. Existem 3 métodos, sendo eles o método 1-persistent que analisa constantemente o canal até que haja detecção que o canal está disponível e então é feita a transmissão, o método nonpersistent que verifica se o canal está disponível conforme um tempo de espera e em caso haja detecção que o canal está disponível e então é feita a transmissão e o método p-persistent que consiste em analisar constantemente o canal até que haja detecção que o canal está disponível e posteriormente é esperado um determinado tempo para que seja conferindo novamente a disponibilidade do canal <text:s/>e então é possível realizar a transmissão. Geralmente é usado o método p-persistent. No campo 2 é enviado um sinal de reforço, pois o sinal de colisão geralmente é fraco e precisa ser amplificado para dar continuidade ao processo. No campo 3 ocorre o incremento da variável K (K=K+1), sendo ela o número de tentativas da operação do CSMA/CD. No campo 4 é escolhido um valor aleatório para R entre 0 e 2^k - 1 para que seja calculado o back-off time e dar continuidade ao processo.</text:p>
          </table:table-cell>
          <table:table-cell table:number-columns-repeated="16376"/>
        </table:table-row>
        <table:table-row table:style-name="ro1">
          <table:table-cell office:value-type="date" office:date-value="2021-03-17T19:57:06" table:style-name="ce2">
            <text:p>3/17/2021 19:57:06</text:p>
          </table:table-cell>
          <table:table-cell office:value-type="string" table:style-name="ce3">
            <text:p>TJ3i5vkAXfiSK6Mg</text:p>
          </table:table-cell>
          <table:table-cell table:style-name="ce1"/>
          <table:table-cell office:value-type="float" office:value="356675" table:style-name="ce3">
            <text:p>356675</text:p>
          </table:table-cell>
          <table:table-cell office:value-type="string" table:style-name="ce3">
            <text:p>Janela de transmissão :</text:p>
            <text:p>Sf(first sender) = primeiro remetente</text:p>
            <text:p>S(sender) = remetente atual</text:p>
            <text:p>Sl(last sender) = último remetente</text:p>
            <text:p/>
            <text:p>Janela de recepção :</text:p>
            <text:p>Rf(first receiver) = primeiro receptor</text:p>
            <text:p>Rl(last receiver) = último receptor</text:p>
          </table:table-cell>
          <table:table-cell office:value-type="string" table:style-name="ce3">
            <text:p>Um colisão de 5 tempos ocorre na comunicação entre dois aparelhos(quanto mais aparelhos mais colisões). Tais colisões ocorrem devido ao tempo de propagação da transmissão inerente ao material.</text:p>
            <text:p>1° - Um primeiro aparelho envia um sinal no tempo T1.</text:p>
            <text:p>2° - O segundo aparelho (que ainda não identificou a transmissão do primeiro sinal) também manda uma transmissão, essa no tempo T2(maior que T1).</text:p>
            <text:p>3° - Ambas as transmissões colidem no tempo T3.</text:p>
            <text:p>4°- Então o sinal de colisão volta para os aparelhos, o segundo aparelho recebe o sinal de colisão mais próximo no tempo T4.</text:p>
            <text:p>5°- Posteriormente o primeiro aparelho recebe o sinal de colisão no tempo T5.</text:p>
          </table:table-cell>
          <table:table-cell office:value-type="string" table:style-name="ce3">
            <text:p>Está ligado ao número de frequências utilizadas por uma operadora em certa região. Esse número de frequências também influencia o número de células.</text:p>
            <text:p>Quanto maior o fator de reuso maior a distância entre células de frequências iguais e maior será a qualidade da transmissão, com maior segurança e menor chance de interferências.</text:p>
          </table:table-cell>
          <table:table-cell office:value-type="string" table:style-name="ce3">
            <text:p>1- Aplica um dos três métodos de persistência (persistente, não-persistente ou p-persistente).</text:p>
            <text:p>2- Envia um sinal de reforço(amplifica o sinal de colisão).</text:p>
            <text:p>3- K = K + 1(incrementa o valor de K)</text:p>
            <text:p>4- Escolhe um número aleatório R entre 0 e 2^(k) - 1.</text:p>
          </table:table-cell>
          <table:table-cell table:number-columns-repeated="16376"/>
        </table:table-row>
        <table:table-row table:style-name="ro1">
          <table:table-cell office:value-type="date" office:date-value="2021-03-17T20:00:34" table:style-name="ce2">
            <text:p>3/17/2021 20:00:34</text:p>
          </table:table-cell>
          <table:table-cell office:value-type="string" table:style-name="ce3">
            <text:p>DZf8nD1yANVQXm92</text:p>
          </table:table-cell>
          <table:table-cell table:style-name="ce1"/>
          <table:table-cell office:value-type="float" office:value="381946" table:style-name="ce3">
            <text:p>381946</text:p>
          </table:table-cell>
          <table:table-cell office:value-type="string" table:style-name="ce3">
            <text:p>Variáveis de transmissão:</text:p>
            <text:p>Sw = 2^m-1</text:p>
            <text:p>Sf = 0</text:p>
            <text:p>S= 0</text:p>
            <text:p>Onde:</text:p>
            <text:p>S: Janela de transmissão, próximo frame a ser enviado</text:p>
            <text:p>SF: Frames enviados, mas não confirmados</text:p>
            <text:p>Sw: Tamanho da janela de emissão</text:p>
            <text:p>Variáveis de Recepção:</text:p>
            <text:p>Rn = 0</text:p>
            <text:p>NakSent = false</text:p>
            <text:p>AckNeeded = false</text:p>
            <text:p>Repeat(for all slots)</text:p>
            <text:p>Marked(slot) = false</text:p>
            <text:p>Nesse caso é necessário ter mais variáveis ativas de inicialização. Tem que ser utilizada uma variável chamada NakSent para não sobrecarregar o outro lado com NAKs. Usamos a variável AckNeeded para quando precisamos de uma ACK. Também usamos um conjunto de variáveis para marcar os slots na janela de recepção assim que o frame correspondente tiver chegado e for armazenado. Também é utilizado grupo de variáveis para marcar os slots na janela de recepção quando o frame equivalente tiver chegado e for armazenado.</text:p>
            <text:p>No Selective Repeat ARQ o tamanho das janelas do emissor e do receptor tem que ser a metade de 2m no máximo</text:p>
            <text:p/>
          </table:table-cell>
          <table:table-cell office:value-type="string" table:style-name="ce3">
            <text:p>Tempo de vulnerabilidade é o nome dado a curtos espaço de tempo no qual ocorrem colisões de pacotes de dados.</text:p>
            <text:p>O CSMA (Carrier Sense Multiple Access) - Para diminuir a probabilidade de colisão e otimizar o desempenho, foi criado o método CSMA. O método consiste que a chance de colisão pode ser reduzida se uma estação “escutar” a rede antes de tentar executa-la, onde o primeiro passo é escutar a rede, verificando o estado do meio de transmissão, antes de iniciar uma transmissão.</text:p>
          </table:table-cell>
          <table:table-cell office:value-type="string" table:style-name="ce3">
            <text:p>O fator de reuso de frequência é o número de células que tem dentro do cluster. As redes utilizam sistemas inteligente de alocação e reuso dos canais através de áreas de cobertura de sinal. Para atender regiões pequenas, os canais de rádio são separadas por células. Para evitar interferências cada estação base do conjunto de células, cluster, utiliza diferentes grupos de canais de células vizinhas. No caso de distâncias maiores o mesmo número pode cobrir de forma simultânea diferentes células.</text:p>
          </table:table-cell>
          <table:table-cell office:value-type="string" table:style-name="ce3">
            <text:p>1) Aplica um dos métodos de persistência (1-persistent, nonpersistent ou p-persistent).</text:p>
            <text:p>2) Envia um sinal de interferência;</text:p>
            <text:p>3) K = K + 1, onde K é número de tentativas;</text:p>
            <text:p>4) Escolhe um número randômico R entre 0 e (2^(K) – 1)</text:p>
            <text:p/>
            <text:p/>
          </table:table-cell>
          <table:table-cell table:number-columns-repeated="16376"/>
        </table:table-row>
        <table:table-row table:style-name="ro1">
          <table:table-cell office:value-type="date" office:date-value="2021-03-17T20:55:39" table:style-name="ce2">
            <text:p>3/17/2021 20:55:39</text:p>
          </table:table-cell>
          <table:table-cell office:value-type="string" table:style-name="ce3">
            <text:p>LRlPAgmLoBirKbzu</text:p>
          </table:table-cell>
          <table:table-cell table:style-name="ce1"/>
          <table:table-cell office:value-type="float" office:value="393451" table:style-name="ce3">
            <text:p>393451</text:p>
          </table:table-cell>
          <table:table-cell office:value-type="string" table:style-name="ce3">
            <text:p>Variáveis da janela de transmissão:</text:p>
            <text:p>Sw = 2^m-1 ; Sf = 0; Sn= 0;</text:p>
            <text:p>SN: Janela de transmissão, próximo frame a ser enviado</text:p>
            <text:p>SF: Frames enviados, mas não confirmados</text:p>
            <text:p>Sw: Tamanho da janela de Emissão.</text:p>
            <text:p/>
            <text:p>Variáveis da janela de Recepção:</text:p>
            <text:p>Rn = 0; NakSent = false; AckNeeded = false; Repeat(for all slots) Marked(slot) = false;</text:p>
            <text:p/>
            <text:p>A variável Rn indica o próximo frame esperado.</text:p>
            <text:p/>
          </table:table-cell>
          <table:table-cell office:value-type="string" table:style-name="ce3">
            <text:p>5 Tempos – Demonstrativo que curtos espaços de tempo (Cinco ) existirá colisões de pacotes de dados denominando tempo de vulnerabilidade.</text:p>
            <text:p/>
            <text:p>Tempo 1t o equipamento X transmite um pacote mas o outro equipamento da rede não percebe de imediato sua transmissão dado o tempo de propagação inerente ao meio utilizado.</text:p>
            <text:p>Tempo 2t, o equipamento Y observou que não tinha nenhuma transmissão sendo realizada e também enviou um pacote de dados. (t2&gt;t1)</text:p>
            <text:p>Tempo 3t, houve uma colisão dos pacotes do dois equipamentos, mas nenhum dos dois equipamentos sabem imediatamente que aconteceu aquela colisão, pois o sinal de colisão também leva um tempo pra chegar. (t3&gt;t2)</text:p>
            <text:p>Tempo 4t, o sinal de colisão chega para o equipamento Y.</text:p>
            <text:p>Tempo 5t, o sinal de colisão chega no equipamento X.</text:p>
            <text:p/>
          </table:table-cell>
          <table:table-cell office:value-type="string" table:style-name="ce3">
            <text:p>numero de células adjacentes que reagrupam o espectro original, de forma que quanto menor o padrão de reuso , maior será o numero de canais por grupo</text:p>
            <text:p>a reutilização de uma frequência em outra área precisa garantir que o sinal transmitido em um RBN não interfira na área celular coberta por outra, para isso a área de serviço é dividida em cluster</text:p>
            <text:p>A determinação da alocação e reuso desses canais é fundamental para uma avaliação do sistema à medida que ocorra algum aumento de tráfego, aumento do número de assinantes, concentração em determinadas áreas, etc.</text:p>
            <text:p/>
          </table:table-cell>
          <table:table-cell office:value-type="string" table:style-name="ce3">
            <text:p>Bloco 01: Evitar colisão implementando métodos de persistência.</text:p>
            <text:p/>
            <text:p>Bloco 02: O CSMA/CD amplifica o sinal de colisão, dodo que é um sinal fraco.</text:p>
            <text:p/>
            <text:p>Bloco 03: Incrementa contador K.</text:p>
            <text:p/>
            <text:p>Bloco 04: O CSMA/CD irá escolher um número aleatório R entre 0 e 2exp(k) - 1, se (Kmáximo=15) ainda não tiver atingido,</text:p>
            <text:p/>
            <text:p>Bloco 1 - implementando métodos de persistência.</text:p>
            <text:p>Bloco 2 – Envia um sinal de interferência;</text:p>
            <text:p>Bloco 3 – k = k + 1, onde K é número de tentativas;</text:p>
            <text:p>Bloco 4 – irá escolher um número aleatório randômico entre 0 e (2^(K) – 1)</text:p>
            <text:p/>
          </table:table-cell>
          <table:table-cell table:number-columns-repeated="16376"/>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date-style style:name="N36">
      <number:month/>
      <number:text>/</number:text>
      <number:day/>
      <number:text>/</number:text>
      <number:year number:style="long"/>
      <number:text> </number:text>
      <number:hours/>
      <number:text>:</number:text>
      <number:minutes number:style="long"/>
      <number:text>:</number:text>
      <number:seconds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text-properties style:font-name="Calibri" style:font-name-asian="Calibri" style:font-name-complex="Calibri"/>
    </style:style>
    <style:style style:name="Text" style:family="table-cell" style:data-style-name="N0">
      <style:table-cell-properties style:vertical-align="automatic" fo:background-color="transparent"/>
      <style:text-properties style:font-name="Calibri" style:font-name-asian="Calibri" style:font-name-complex="Calibri"/>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1</meta:generator>
    <dc:title/>
    <dc:description/>
    <dc:subject/>
    <meta:initial-creator/>
    <dc:creator>Matheus Melo</dc:creator>
    <meta:creation-date>2022-10-23T19:00:36Z</meta:creation-date>
    <dc:date>2025-01-29T23:58:16Z</dc:date>
  </office:meta>
</office:document-meta>
</file>